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961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4.139cm" svg:height="1.334cm" svg:x="8.6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" draw:id="id2" draw:layer="layout" svg:width="4.139cm" svg:height="2.667cm" svg:x="8.6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creation: Long</text:span></text:p>
          <text:p text:style-name="P4"><text:span text:style-name="T2">firstActive: Long</text:span></text:p>
          <text:p text:style-name="P4"><text:span text:style-name="T2">lastActive: Lo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2" draw:id="id12" draw:layer="layout" svg:width="1.061cm" svg:height="2.667cm" svg:x="7.6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boolean</text:span></text:p>
          <text:p text:style-name="P4"><text:span text:style-name="T2">emailConfirmation: Long</text:span></text:p>
          <text:p text:style-name="P4"><text:span text:style-name="T2">emailConfToken: String</text:span></text:p>
          <text:p text:style-name="P4"><text:span text:style-name="T2">emailConfCode: String</text:span></text:p>
          <text:p text:style-name="P4"><text:span text:style-name="T2">renewPasswordRe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6.191cm" svg:y1="10.466cm" svg:x2="12.8cm" svg:y2="6.466cm" draw:start-shape="id1" draw:start-glue-point="0" draw:end-shape="id2" draw:end-glue-point="1" svg:d="M6191 10466v-1333h8209v-2667h-1600" svg:viewBox="0 0 82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12.728cm" svg:y1="10.466cm" svg:x2="12.8cm" svg:y2="6.466cm" draw:start-shape="id3" draw:start-glue-point="0" draw:end-shape="id2" draw:end-glue-point="1" svg:d="M12728 10466v-1333h1672v-2667h-1600" svg:viewBox="0 0 1673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5" draw:id="id5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4" draw:start-glue-point="0" draw:end-shape="id5" svg:d="M26755 9067v-967h2v-967" svg:viewBox="0 0 3 1935">
          <text:p/>
        </draw:connector>
        <draw:connector draw:style-name="gr7" draw:text-style-name="P6" draw:layer="layout" draw:line-skew="-2.727cm" svg:x1="25.054cm" svg:y1="15.234cm" svg:x2="12.8cm" svg:y2="6.466cm" draw:start-shape="id6" draw:end-shape="id2" draw:end-glue-point="1" svg:d="M25054 15234h-8854v-8768h-3400" svg:viewBox="0 0 12255 8769">
          <text:p/>
        </draw:connector>
        <draw:custom-shape draw:style-name="gr8" draw:text-style-name="P3" draw:layer="layout" svg:width="3.394cm" svg:height="1.334cm" svg:x="19.1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9.1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9.1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8" draw:id="id8" draw:layer="layout" svg:width="3.394cm" svg:height="4cm" svg:x="19.1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7" draw:id="id7" draw:layer="layout" svg:width="1.485cm" svg:height="4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.99cm" svg:x1="17.621cm" svg:y1="7.4cm" svg:x2="12.8cm" svg:y2="6.466cm" draw:start-shape="id7" draw:start-glue-point="3" draw:end-shape="id2" draw:end-glue-point="1" svg:d="M17621 7400h-1421v-934h-3400" svg:viewBox="0 0 4822 935">
          <text:p/>
        </draw:connector>
        <draw:connector draw:style-name="gr7" draw:text-style-name="P6" draw:layer="layout" svg:x1="25.054cm" svg:y1="15.234cm" svg:x2="20.803cm" svg:y2="9.4cm" draw:start-shape="id6" draw:start-glue-point="3" draw:end-shape="id8" draw:end-glue-point="2" svg:d="M25054 15234h-4251v-5834" svg:viewBox="0 0 42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29.08.2023</text:span></text:p>
          </draw:text-box>
        </draw:frame>
        <draw:custom-shape draw:style-name="gr8" draw:text-style-name="P3" draw:layer="layout" svg:width="3.394cm" svg:height="1.334cm" svg:x="18.6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6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0" draw:id="id10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9" draw:start-glue-point="2" draw:end-shape="id6" draw:end-glue-point="0" svg:d="M26755 12200v1184h-4v1183" svg:viewBox="0 0 5 2368">
          <text:p/>
        </draw:connector>
        <draw:custom-shape draw:style-name="gr1" draw:text-style-name="P3" draw:layer="layout" svg:width="4.139cm" svg:height="1.334cm" svg:x="2.161cm" svg:y="3.8cm">
          <text:p text:style-name="P2"><text:span text:style-name="T2">policy_con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1" draw:id="id11" draw:layer="layout" svg:width="4.139cm" svg:height="2.667cm" svg:x="2.161cm" svg:y="5.133cm">
          <text:p text:style-name="P4"><text:span text:style-name="T2">userId: string</text:span></text:p>
          <text:p text:style-name="P4"><text:span text:style-name="T2">version: string</text:span></text:p>
          <text:p text:style-name="P4"><text:span text:style-name="T2">consent: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61cm" svg:height="2.667cm" svg:x="0.7cm" svg:y="5.133cm">
          <text:p text:style-name="P4"><text:span text:style-name="T2">PK, FK</text:span></text:p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201cm" svg:x1="17.2cm" svg:y1="17.9cm" svg:x2="12.8cm" svg:y2="6.466cm" draw:start-shape="id10" draw:start-glue-point="3" draw:end-shape="id2" draw:end-glue-point="1" svg:d="M17200 17900h-1000v-11434h-3400" svg:viewBox="0 0 4401 11435">
          <text:p/>
        </draw:connector>
        <draw:connector draw:style-name="gr7" draw:text-style-name="P8" draw:layer="layout" svg:x1="6.3cm" svg:y1="6.466cm" svg:x2="7.6cm" svg:y2="6.466cm" draw:start-shape="id11" draw:start-glue-point="1" draw:end-shape="id12" draw:end-glue-point="3" svg:d="M6300 6466h1300" svg:viewBox="0 0 1301 1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6T11:53:25.100845968</meta:creation-date>
    <dc:date>2023-08-29T08:14:01.183064012</dc:date>
    <meta:editing-duration>PT2H29M12S</meta:editing-duration>
    <meta:editing-cycles>19</meta:editing-cycles>
    <meta:generator>LibreOffice/7.3.7.2$Linux_X86_64 LibreOffice_project/30$Build-2</meta:generator>
    <meta:print-date>2022-09-05T12:45:27.753047580</meta:print-date>
    <meta:document-statistic meta:object-count="76"/>
  </office:meta>
</office:document-meta>
</file>